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cm" table:align="margins"/>
    </style:style>
    <style:style style:name="Tabela1.A" style:family="table-column">
      <style:table-column-properties style:column-width="8.795cm" style:rel-column-width="4986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cm" table:align="margins"/>
    </style:style>
    <style:style style:name="Tabela2.A" style:family="table-column">
      <style:table-column-properties style:column-width="8.795cm" style:rel-column-width="3276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8.795cm" style:rel-column-width="3276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5997" officeooo:paragraph-rsid="00125997"/>
    </style:style>
    <style:style style:name="P2" style:family="paragraph" style:parent-style-name="Standard">
      <style:text-properties officeooo:rsid="00125997" officeooo:paragraph-rsid="00139ef4"/>
    </style:style>
    <style:style style:name="P3" style:family="paragraph" style:parent-style-name="Table_20_Contents">
      <style:text-properties officeooo:rsid="00125997" officeooo:paragraph-rsid="00125997"/>
    </style:style>
    <style:style style:name="P4" style:family="paragraph" style:parent-style-name="Table_20_Contents">
      <style:text-properties officeooo:rsid="00125997" officeooo:paragraph-rsid="00139ef4"/>
    </style:style>
    <style:style style:name="P5" style:family="paragraph" style:parent-style-name="Table_20_Contents">
      <style:paragraph-properties>
        <style:tab-stops>
          <style:tab-stop style:position="1.147cm"/>
          <style:tab-stop style:position="1.896cm"/>
          <style:tab-stop style:position="1.954cm"/>
        </style:tab-stops>
      </style:paragraph-properties>
    </style:style>
    <style:style style:name="P6" style:family="paragraph" style:parent-style-name="Table_20_Contents">
      <style:paragraph-properties>
        <style:tab-stops>
          <style:tab-stop style:position="1.147cm"/>
          <style:tab-stop style:position="1.896cm"/>
          <style:tab-stop style:position="1.954cm"/>
        </style:tab-stops>
      </style:paragraph-properties>
      <style:text-properties officeooo:paragraph-rsid="00139ef4"/>
    </style:style>
    <style:style style:name="P7" style:family="paragraph" style:parent-style-name="Table_20_Contents">
      <style:text-properties officeooo:paragraph-rsid="00139ef4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officeooo:rsid="00125997"/>
    </style:style>
    <style:style style:name="gr1" style:family="graphic">
      <style:graphic-properties svg:stroke-color="#000000" draw:fill="none" draw:textarea-horizontal-align="justify" draw:textarea-vertical-align="middle" draw:auto-grow-height="false" fo:min-height="1.058cm" fo:min-width="1.0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06cm" fo:min-width="1.046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tação anônima para decidir se as aulas da disciplina CE301-Estatística Básica continuarão durante greve docente e discente e se os dias e horários de aula serão alterados.</text:p>
      <text:p text:style-name="P1"/>
      <table:table table:name="Tabela1" table:style-name="Tabela1">
        <table:table-column table:style-name="Tabela1.A" table:number-columns-repeated="2"/>
        <table:table-row table:style-name="TableLine93946769722464">
          <table:table-cell table:style-name="Tabela1.A1" office:value-type="string">
            <text:p text:style-name="P3"/>
            <text:p text:style-name="P3"/>
            <text:p text:style-name="P3">VOCÊ IRÁ ADERIR À GREVE DOS ALUNOS?</text:p>
            <text:p text:style-name="P3"/>
            <text:p text:style-name="P3"/>
          </table:table-cell>
          <table:table-cell table:style-name="Tabela1.B1" office:value-type="string">
            <text:p text:style-name="P3"/>
            <text:p text:style-name="P3"><draw:custom-shape text:anchor-type="paragraph" draw:z-index="1" draw:name="Forma1_3" draw:style-name="gr2" draw:text-style-name="P9" svg:width="1.047cm" svg:height="1.061cm" svg:x="0.277cm" svg:y="0.157cm"><text:p/><draw:enhanced-geometry svg:viewBox="0 0 21600 21600" draw:type="rectangle" draw:enhanced-path="M 0 0 L 21600 0 21600 21600 0 21600 0 0 Z N"/></draw:custom-shape><draw:custom-shape text:anchor-type="paragraph" draw:z-index="2" draw:name="Forma1_4" draw:style-name="gr1" draw:text-style-name="P8" svg:width="1.045cm" svg:height="1.059cm" svg:x="4.436cm" svg:y="0.127cm"><text:p/><draw:enhanced-geometry svg:viewBox="0 0 21600 21600" draw:type="rectangle" draw:enhanced-path="M 0 0 L 21600 0 21600 21600 0 21600 0 0 Z N"/></draw:custom-shape></text:p>
            <text:p text:style-name="P3"><text:s text:c="17"/>SIM <text:s text:c="32"/>NÃO</text:p>
          </table:table-cell>
        </table:table-row>
        <table:table-row table:style-name="TableLine93946769722464">
          <table:table-cell table:style-name="Tabela1.A2" office:value-type="string">
            <text:p text:style-name="P3">EM CASO DE NÃO ADESÃO À GREVE DOS ALUNOS, VOCÊ ESTÁ DE ACORDO COM A MUDANÇA DOS DIAS E HORÁRIOS DE AULA PARA SEGUNDA E QUARTA DAS 19H AS 22H?</text:p>
          </table:table-cell>
          <table:table-cell table:style-name="Tabela1.B2" office:value-type="string">
            <text:p text:style-name="Table_20_Contents"/>
            <text:p text:style-name="Table_20_Contents"><draw:custom-shape text:anchor-type="paragraph" draw:z-index="0" draw:name="Forma1_1" draw:style-name="gr2" draw:text-style-name="P9" svg:width="1.047cm" svg:height="1.061cm" svg:x="0.247cm" svg:y="0.217cm"><text:p/><draw:enhanced-geometry svg:viewBox="0 0 21600 21600" draw:type="rectangle" draw:enhanced-path="M 0 0 L 21600 0 21600 21600 0 21600 0 0 Z N"/></draw:custom-shape><draw:custom-shape text:anchor-type="paragraph" draw:z-index="3" draw:name="Forma1_2" draw:style-name="gr1" draw:text-style-name="P8" svg:width="1.045cm" svg:height="1.059cm" svg:x="4.408cm" svg:y="0.113cm"><text:p/><draw:enhanced-geometry svg:viewBox="0 0 21600 21600" draw:type="rectangle" draw:enhanced-path="M 0 0 L 21600 0 21600 21600 0 21600 0 0 Z N"/></draw:custom-shape></text:p>
            <text:p text:style-name="P5"><text:s text:c="17"/><text:span text:style-name="T1">SIM <text:s text:c="32"/>NÃO</text:span></text:p>
          </table:table-cell>
        </table:table-row>
      </table:table>
      <text:p text:style-name="P1"/>
      <text:p text:style-name="P1"/>
      <text:p text:style-name="P1"/>
      <text:p text:style-name="P1"/>
      <text:p text:style-name="P2">Votação anônima para decidir se as aulas da disciplina CE301-Estatística Básica continuarão durante greve docente e discente e se os dias e horários de aula serão alterados.</text:p>
      <text:p text:style-name="P2"/>
      <table:table table:name="Tabela2" table:style-name="Tabela2">
        <table:table-column table:style-name="Tabela2.A" table:number-columns-repeated="2"/>
        <table:table-row table:style-name="TableLine93946769009296">
          <table:table-cell table:style-name="Tabela2.A1" office:value-type="string">
            <text:p text:style-name="P4"/>
            <text:p text:style-name="P4"/>
            <text:p text:style-name="P4">VOCÊ IRÁ ADERIR À GREVE DOS ALUNOS?</text:p>
            <text:p text:style-name="P4"/>
            <text:p text:style-name="P4"/>
          </table:table-cell>
          <table:table-cell table:style-name="Tabela2.B1" office:value-type="string">
            <text:p text:style-name="P4"/>
            <text:p text:style-name="P4"><draw:custom-shape text:anchor-type="paragraph" draw:z-index="5" draw:name="Forma1_5" draw:style-name="gr2" draw:text-style-name="P9" svg:width="1.047cm" svg:height="1.061cm" svg:x="0.277cm" svg:y="0.157cm"><text:p/><draw:enhanced-geometry svg:viewBox="0 0 21600 21600" draw:type="rectangle" draw:enhanced-path="M 0 0 L 21600 0 21600 21600 0 21600 0 0 Z N"/></draw:custom-shape><draw:custom-shape text:anchor-type="paragraph" draw:z-index="6" draw:name="Forma1_6" draw:style-name="gr1" draw:text-style-name="P8" svg:width="1.045cm" svg:height="1.059cm" svg:x="4.436cm" svg:y="0.127cm"><text:p/><draw:enhanced-geometry svg:viewBox="0 0 21600 21600" draw:type="rectangle" draw:enhanced-path="M 0 0 L 21600 0 21600 21600 0 21600 0 0 Z N"/></draw:custom-shape></text:p>
            <text:p text:style-name="P4"><text:s text:c="17"/>SIM <text:s text:c="32"/>NÃO</text:p>
          </table:table-cell>
        </table:table-row>
        <table:table-row table:style-name="TableLine93946769009296">
          <table:table-cell table:style-name="Tabela2.A2" office:value-type="string">
            <text:p text:style-name="P4">EM CASO DE NÃO ADESÃO À GREVE DOS ALUNOS, VOCÊ ESTÁ DE ACORDO COM A MUDANÇA DOS DIAS E HORÁRIOS DE AULA PARA SEGUNDA E QUARTA DAS 19H AS 22H?</text:p>
          </table:table-cell>
          <table:table-cell table:style-name="Tabela2.B2" office:value-type="string">
            <text:p text:style-name="P7"/>
            <text:p text:style-name="P7"><draw:custom-shape text:anchor-type="paragraph" draw:z-index="4" draw:name="Forma1_0" draw:style-name="gr2" draw:text-style-name="P9" svg:width="1.047cm" svg:height="1.061cm" svg:x="0.247cm" svg:y="0.217cm"><text:p/><draw:enhanced-geometry svg:viewBox="0 0 21600 21600" draw:type="rectangle" draw:enhanced-path="M 0 0 L 21600 0 21600 21600 0 21600 0 0 Z N"/></draw:custom-shape><draw:custom-shape text:anchor-type="paragraph" draw:z-index="7" draw:name="Forma1_7" draw:style-name="gr1" draw:text-style-name="P8" svg:width="1.045cm" svg:height="1.059cm" svg:x="4.408cm" svg:y="0.113cm"><text:p/><draw:enhanced-geometry svg:viewBox="0 0 21600 21600" draw:type="rectangle" draw:enhanced-path="M 0 0 L 21600 0 21600 21600 0 21600 0 0 Z N"/></draw:custom-shape></text:p>
            <text:p text:style-name="P6"><text:s text:c="17"/><text:span text:style-name="T1">SIM <text:s text:c="32"/>NÃO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>Votação anônima para decidir se as aulas da disciplina CE301-Estatística Básica continuarão durante greve docente e discente e se os dias e horários de aula serão alterados.</text:p>
      <text:p text:style-name="P2"/>
      <table:table table:name="Tabela3" table:style-name="Tabela3">
        <table:table-column table:style-name="Tabela3.A" table:number-columns-repeated="2"/>
        <table:table-row table:style-name="TableLine93946711906080">
          <table:table-cell table:style-name="Tabela3.A1" office:value-type="string">
            <text:p text:style-name="P4"/>
            <text:p text:style-name="P4"/>
            <text:p text:style-name="P4">VOCÊ IRÁ ADERIR À GREVE DOS ALUNOS?</text:p>
            <text:p text:style-name="P4"/>
            <text:p text:style-name="P4"/>
          </table:table-cell>
          <table:table-cell table:style-name="Tabela3.B1" office:value-type="string">
            <text:p text:style-name="P4"/>
            <text:p text:style-name="P4"><draw:custom-shape text:anchor-type="paragraph" draw:z-index="9" draw:name="Forma1_9" draw:style-name="gr2" draw:text-style-name="P9" svg:width="1.047cm" svg:height="1.061cm" svg:x="0.277cm" svg:y="0.157cm"><text:p/><draw:enhanced-geometry svg:viewBox="0 0 21600 21600" draw:type="rectangle" draw:enhanced-path="M 0 0 L 21600 0 21600 21600 0 21600 0 0 Z N"/></draw:custom-shape><draw:custom-shape text:anchor-type="paragraph" draw:z-index="10" draw:name="Forma1_10" draw:style-name="gr1" draw:text-style-name="P8" svg:width="1.045cm" svg:height="1.059cm" svg:x="4.436cm" svg:y="0.127cm"><text:p/><draw:enhanced-geometry svg:viewBox="0 0 21600 21600" draw:type="rectangle" draw:enhanced-path="M 0 0 L 21600 0 21600 21600 0 21600 0 0 Z N"/></draw:custom-shape></text:p>
            <text:p text:style-name="P4"><text:s text:c="17"/>SIM <text:s text:c="32"/>NÃO</text:p>
          </table:table-cell>
        </table:table-row>
        <table:table-row table:style-name="TableLine93946711906080">
          <table:table-cell table:style-name="Tabela3.A2" office:value-type="string">
            <text:p text:style-name="P4">EM CASO DE NÃO ADESÃO À GREVE DOS ALUNOS, VOCÊ ESTÁ DE ACORDO COM A MUDANÇA DOS DIAS E HORÁRIOS DE AULA PARA SEGUNDA E QUARTA DAS 19H AS 22H?</text:p>
          </table:table-cell>
          <table:table-cell table:style-name="Tabela3.B2" office:value-type="string">
            <text:p text:style-name="P7"/>
            <text:p text:style-name="P7"><draw:custom-shape text:anchor-type="paragraph" draw:z-index="8" draw:name="Forma1_8" draw:style-name="gr2" draw:text-style-name="P9" svg:width="1.047cm" svg:height="1.061cm" svg:x="0.247cm" svg:y="0.217cm"><text:p/><draw:enhanced-geometry svg:viewBox="0 0 21600 21600" draw:type="rectangle" draw:enhanced-path="M 0 0 L 21600 0 21600 21600 0 21600 0 0 Z N"/></draw:custom-shape><draw:custom-shape text:anchor-type="paragraph" draw:z-index="11" draw:name="Forma1_11" draw:style-name="gr1" draw:text-style-name="P8" svg:width="1.045cm" svg:height="1.059cm" svg:x="4.408cm" svg:y="0.113cm"><text:p/><draw:enhanced-geometry svg:viewBox="0 0 21600 21600" draw:type="rectangle" draw:enhanced-path="M 0 0 L 21600 0 21600 21600 0 21600 0 0 Z N"/></draw:custom-shape></text:p>
            <text:p text:style-name="P6"><text:s text:c="17"/><text:span text:style-name="T1">SIM <text:s text:c="32"/>NÃO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0.04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23T16:49:14.964994546</meta:creation-date>
    <meta:print-date>2024-04-23T18:02:17.701992299</meta:print-date>
    <dc:date>2024-04-23T18:59:27.386771137</dc:date>
    <meta:editing-duration>PT52M34S</meta:editing-duration>
    <meta:editing-cycles>1</meta:editing-cycles>
    <meta:document-statistic meta:table-count="3" meta:image-count="0" meta:object-count="0" meta:page-count="1" meta:paragraph-count="15" meta:word-count="204" meta:character-count="1383" meta:non-whitespace-character-count="900"/>
    <meta:generator>LibreOffice/6.4.7.2$Linux_X86_64 LibreOffice_project/40$Build-2</meta:generator>
  </office:meta>
</office:document-meta>
</file>